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3b3b" style:font-weight-asian="bold" style:font-weight-complex="bold"/>
    </style:style>
    <style:style style:name="T3" style:family="text">
      <style:text-properties fo:font-weight="bold" officeooo:rsid="0023da93" style:font-weight-asian="bold" style:font-weight-complex="bold"/>
    </style:style>
    <style:style style:name="T4" style:family="text">
      <style:text-properties fo:font-weight="normal" officeooo:rsid="001c6be2" style:font-weight-asian="normal" style:font-weight-complex="normal"/>
    </style:style>
    <style:style style:name="T5" style:family="text">
      <style:text-properties fo:font-weight="normal" officeooo:rsid="001094ec" style:font-weight-asian="normal" style:font-weight-complex="normal"/>
    </style:style>
    <style:style style:name="T6" style:family="text">
      <style:text-properties fo:font-weight="normal" officeooo:rsid="001e4052" style:font-weight-asian="normal" style:font-weight-complex="normal"/>
    </style:style>
    <style:style style:name="T7" style:family="text">
      <style:text-properties fo:font-weight="normal" officeooo:rsid="0023da93" style:font-weight-asian="normal" style:font-weight-complex="normal"/>
    </style:style>
    <style:style style:name="T8" style:family="text">
      <style:text-properties fo:font-weight="normal" officeooo:rsid="0023e189" style:font-weight-asian="normal" style:font-weight-complex="normal"/>
    </style:style>
    <style:style style:name="T9" style:family="text">
      <style:text-properties fo:font-weight="normal" officeooo:rsid="00243b3b" style:font-weight-asian="normal" style:font-weight-complex="normal"/>
    </style:style>
    <style:style style:name="T10" style:family="text">
      <style:text-properties officeooo:rsid="001ef64c"/>
    </style:style>
    <style:style style:name="T11" style:family="text">
      <style:text-properties officeooo:rsid="0023da93"/>
    </style:style>
    <style:style style:name="T12" style:family="text">
      <style:text-properties officeooo:rsid="0023e189"/>
    </style:style>
    <style:style style:name="T13" style:family="text">
      <style:text-properties officeooo:rsid="00243b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 </text:span><text:span text:style-name="T9">Bastante flojo. Mira cómo lo he hecho yo (5/10)</text:span></text:p>
      <text:p text:style-name="P8"/>
      <text:p text:style-name="P2"><text:span text:style-name="T1">Ejercicio 2: </text:span><text:span text:style-name="T8">Perfecto</text:span><text:span text:style-name="T7"> (</text:span><text:span text:style-name="T8">10</text:span><text:span text:style-name="T7">/10).</text:span></text:p>
      <text:p text:style-name="P8"/>
      <text:p text:style-name="P3"><text:span text:style-name="T1">Ejercicio 3:</text:span> <text:span text:style-name="T13">Te equivocas integrando -15*exp(24x) (8/10)</text:span></text:p>
      <text:p text:style-name="P3"/>
      <text:p text:style-name="P3"><text:span text:style-name="T1">Ejercicio 4:</text:span> <text:span text:style-name="T13">Te falta un término constante en la solución particular (7/10)</text:span>.</text:p>
      <text:p text:style-name="P9"/>
      <text:p text:style-name="P6"><text:span text:style-name="T1">Ejercicio 5:</text:span> <text:span text:style-name="T13">Te equivocas al final en cálculos. Procedimiento bien (8/10).</text:span></text:p>
      <text:p text:style-name="P9"/>
      <text:p text:style-name="P10"><text:span text:style-name="T1">Ejercicio 6: </text:span><text:span text:style-name="T7">Perfecto (10/10).</text:span></text:p>
      <text:p text:style-name="P9"/>
      <text:p text:style-name="P10"><text:span text:style-name="T1">Ejercicio 7:</text:span> <text:span text:style-name="T9">Procedimiento bien, aunque mira cómo lo he hecho yo</text:span><text:span text:style-name="T4"> </text:span><text:span text:style-name="T5">(</text:span><text:span text:style-name="T4">10</text:span><text:span text:style-name="T5">/10).</text:span></text:p>
      <text:p text:style-name="P9"/>
      <text:p text:style-name="P7"><text:span text:style-name="T1">Ejercicio 8:</text:span> <text:span text:style-name="T11">Perfecto (10/10).</text:span></text:p>
      <text:p text:style-name="P9"/>
      <text:p text:style-name="P7"><text:span text:style-name="T1">Ejercicio 9:</text:span> <text:span text:style-name="T10">Perfecto 10/10.</text:span></text:p>
      <text:p text:style-name="P9"/>
      <text:p text:style-name="P5"><text:span text:style-name="T1">Nota:</text:span><text:bookmark-start text:name="__DdeLink__145_1125319292"/><text:span text:style-name="T1"> </text:span><text:bookmark-start text:name="__DdeLink__116_2434581877"/><text:bookmark-start text:name="__DdeLink__95_3530221071"/><text:bookmark-start text:name="__DdeLink__103_3106149160"/><text:bookmark-start text:name="__DdeLink__231_2434581877"/><text:bookmark-start text:name="__DdeLink__127_2310371915"/><text:span text:style-name="T6">(</text:span><text:span text:style-name="T9">5 + 10+ 8 + 7 + 8 + 10 + 10 + 10 + 10</text:span><text:span text:style-name="T6">)/9</text:span><text:bookmark-end text:name="__DdeLink__145_1125319292"/><text:bookmark-end text:name="__DdeLink__116_2434581877"/><text:bookmark-end text:name="__DdeLink__95_3530221071"/><text:bookmark-end text:name="__DdeLink__103_3106149160"/><text:bookmark-end text:name="__DdeLink__231_2434581877"/><text:bookmark-end text:name="__DdeLink__127_2310371915"/><text:span text:style-name="T6">=</text:span><text:span text:style-name="T7">8.</text:span><text:span text:style-name="T9">6</text:span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03:30.271610754</dc:date>
    <meta:editing-duration>PT2H9M46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6" meta:character-count="509" meta:non-whitespace-character-count="432"/>
  </office:meta>
</office:document-meta>
</file>